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99ff66"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start="Arrow" draw:marker-start-width="0.3cm" draw:marker-end="Arrow" draw:marker-end-width="0.3cm" draw:fill="none" draw:textarea-vertical-align="middle"/>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standard">
      <style:graphic-properties draw:fill-color="#ff420e" draw:opacity="50%" draw:textarea-horizontal-align="justify" draw:textarea-vertical-align="middle" draw:auto-grow-height="false" fo:min-height="2.095cm" fo:min-width="8.521cm" draw:shadow-opacity="50%"/>
    </style:style>
    <style:style style:name="P1" style:family="paragraph">
      <style:paragraph-properties fo:text-align="center"/>
    </style:style>
    <style:style style:name="P2" style:family="paragraph">
      <loext:graphic-properties draw:fill-color="#99ff66"/>
      <style:paragraph-properties fo:text-align="center"/>
      <style:text-properties fo:font-size="12pt"/>
    </style:style>
    <style:style style:name="P3" style:family="paragraph">
      <style:paragraph-properties fo:text-align="center"/>
      <style:text-properties fo:font-size="12pt"/>
    </style:style>
    <style:style style:name="P4" style:family="paragraph">
      <loext:graphic-properties draw:fill="none"/>
      <style:paragraph-properties fo:text-align="center"/>
    </style:style>
    <style:style style:name="P5" style:family="paragraph">
      <loext:graphic-properties draw:fill-color="#ff420e" draw:opacity="50%"/>
      <style:paragraph-properties fo:text-align="center"/>
    </style:style>
    <style:style style:name="T1" style:family="text">
      <style:text-properties fo:font-size="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xml:id="id2" draw:id="id2" draw:layer="layout" svg:width="2.944cm" svg:height="1cm" svg:x="13.628cm" svg:y="3.8cm">
          <text:p text:style-name="P1"><text:span text:style-name="T1">REST</text:span></text:p>
        </draw:rect>
        <draw:rect draw:style-name="gr2" draw:text-style-name="P3" xml:id="id3" draw:id="id3" draw:layer="layout" svg:width="3.64cm" svg:height="1.4cm" svg:x="22.88cm" svg:y="2.5cm">
          <text:p text:style-name="P1"><text:span text:style-name="T1">controllers</text:span></text:p>
          <text:p text:style-name="P1"><text:span text:style-name="T1">/api/persons</text:span></text:p>
        </draw:rect>
        <draw:rect draw:style-name="gr2" draw:text-style-name="P3" xml:id="id6" draw:id="id6" draw:layer="layout" svg:width="6cm" svg:height="1.7cm" svg:x="21.7cm" svg:y="7cm">
          <text:p text:style-name="P1"><text:span text:style-name="T1">controllers</text:span></text:p>
          <text:p text:style-name="P1"><text:span text:style-name="T1">/api/persons/&lt;personId&gt;/conn...</text:span></text:p>
        </draw:rect>
        <draw:rect draw:style-name="gr2" draw:text-style-name="P3" xml:id="id8" draw:id="id8" draw:layer="layout" svg:width="5cm" svg:height="1.7cm" svg:x="22.2cm" svg:y="12cm">
          <text:p text:style-name="P1"><text:span text:style-name="T1">controllers</text:span></text:p>
          <text:p text:style-name="P1"><text:span text:style-name="T1">/api/locations/&lt;locationId&gt;</text:span></text:p>
        </draw:rect>
        <draw:rect draw:style-name="gr2" draw:text-style-name="P3" xml:id="id4" draw:id="id4" draw:layer="layout" svg:width="5.41cm" svg:height="1.4cm" svg:x="21.995cm" svg:y="4.751cm">
          <text:p text:style-name="P1"><text:span text:style-name="T1">controllers</text:span></text:p>
          <text:p text:style-name="P1"><text:span text:style-name="T1">/api/persons/&lt;person_id&gt;</text:span></text:p>
        </draw:rect>
        <draw:rect draw:style-name="gr2" draw:text-style-name="P3" xml:id="id1" draw:id="id1" draw:layer="layout" svg:width="2.65cm" svg:height="1cm" svg:x="4.75cm" svg:y="4.9cm">
          <text:p text:style-name="P1"><text:span text:style-name="T1">frontend</text:span></text:p>
        </draw:rect>
        <draw:rect draw:style-name="gr1" draw:text-style-name="P2" xml:id="id5" draw:id="id5" draw:layer="layout" svg:width="2.8cm" svg:height="1cm" svg:x="13.8cm" svg:y="5.9cm">
          <text:p text:style-name="P1"><text:span text:style-name="T1">gRPC</text:span></text:p>
        </draw:rect>
        <draw:rect draw:style-name="gr1" draw:text-style-name="P2" xml:id="id7" draw:id="id7" draw:layer="layout" svg:width="2.9cm" svg:height="1cm" svg:x="13.65cm" svg:y="12.3cm">
          <text:p text:style-name="P1"><text:span text:style-name="T1">KAFKA</text:span></text:p>
        </draw:rect>
        <draw:connector draw:style-name="gr3" draw:text-style-name="P4" draw:layer="layout" draw:type="line" svg:x1="7.4cm" svg:y1="5.4cm" svg:x2="13.628cm" svg:y2="4.3cm" draw:start-shape="id1" draw:end-shape="id2" svg:d="M7400 5400l6228-1100" svg:viewBox="0 0 6229 1101">
          <text:p/>
        </draw:connector>
        <draw:connector draw:style-name="gr3" draw:text-style-name="P4" draw:layer="layout" draw:type="line" svg:x1="16.572cm" svg:y1="4.3cm" svg:x2="22.88cm" svg:y2="3.2cm" draw:start-shape="id2" draw:end-shape="id3" svg:d="M16572 4300l6308-1100" svg:viewBox="0 0 6309 1101">
          <text:p/>
        </draw:connector>
        <draw:connector draw:style-name="gr3" draw:text-style-name="P4" draw:layer="layout" draw:type="line" svg:x1="16.572cm" svg:y1="4.3cm" svg:x2="21.995cm" svg:y2="5.451cm" draw:start-shape="id2" draw:end-shape="id4" svg:d="M16572 4300l5423 1151" svg:viewBox="0 0 5424 1152">
          <text:p/>
        </draw:connector>
        <draw:connector draw:style-name="gr3" draw:text-style-name="P4" draw:layer="layout" draw:type="line" svg:x1="16.6cm" svg:y1="6.4cm" svg:x2="21.7cm" svg:y2="7.85cm" draw:start-shape="id5" draw:end-shape="id6" svg:d="M16600 6400l5100 1450" svg:viewBox="0 0 5101 1451">
          <text:p/>
        </draw:connector>
        <draw:connector draw:style-name="gr3" draw:text-style-name="P4" draw:layer="layout" draw:type="line" svg:x1="16.55cm" svg:y1="12.8cm" svg:x2="22.2cm" svg:y2="12.85cm" draw:start-shape="id7" draw:end-shape="id8" svg:d="M16550 12800l5650 50" svg:viewBox="0 0 5651 51">
          <text:p/>
        </draw:connector>
        <draw:connector draw:style-name="gr3" draw:text-style-name="P4" draw:layer="layout" draw:type="line" svg:x1="7.6cm" svg:y1="12.732cm" svg:x2="13.65cm" svg:y2="12.8cm" draw:start-shape="id9" draw:end-shape="id7" svg:d="M7600 12732l6050 68" svg:viewBox="0 0 6051 69">
          <text:p/>
        </draw:connector>
        <draw:custom-shape draw:style-name="gr4" draw:text-style-name="P1" xml:id="id9" draw:id="id9" draw:layer="layout" svg:width="3.3cm" svg:height="2.5cm" svg:x="4.3cm" svg:y="11.482cm">
          <text:p/>
          <draw:enhanced-geometry svg:viewBox="0 0 21600 21600" draw:text-areas="3000 3320 17110 17330" draw:type="cloud-callout" draw:modifiers="10181.6419266889 12902.998800479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3" draw:text-style-name="P4" draw:layer="layout" draw:type="line" svg:x1="7.4cm" svg:y1="5.4cm" svg:x2="13.8cm" svg:y2="6.4cm" draw:start-shape="id1" draw:end-shape="id5" svg:d="M7400 5400l6400 1000" svg:viewBox="0 0 6401 1001">
          <text:p/>
        </draw:connector>
        <draw:rect draw:style-name="gr1" draw:text-style-name="P2" xml:id="id10" draw:id="id10" draw:layer="layout" svg:width="2.944cm" svg:height="1cm" svg:x="11.356cm" svg:y="8.1cm">
          <text:p text:style-name="P1"><text:span text:style-name="T1">REST</text:span></text:p>
        </draw:rect>
        <draw:connector draw:style-name="gr3" draw:text-style-name="P4" draw:layer="layout" draw:type="line" svg:x1="7.4cm" svg:y1="5.4cm" svg:x2="11.356cm" svg:y2="8.6cm" draw:start-shape="id1" draw:start-glue-point="1" draw:end-shape="id10" svg:d="M7400 5400l3956 3200" svg:viewBox="0 0 3957 3201">
          <text:p/>
        </draw:connector>
        <draw:rect draw:style-name="gr1" draw:text-style-name="P2" xml:id="id11" draw:id="id11" draw:layer="layout" svg:width="2.8cm" svg:height="1cm" svg:x="16.3cm" svg:y="8.1cm">
          <text:p text:style-name="P1"><text:span text:style-name="T1">gRPC</text:span></text:p>
        </draw:rect>
        <draw:connector draw:style-name="gr3" draw:text-style-name="P4" draw:layer="layout" draw:type="line" svg:x1="14.3cm" svg:y1="8.6cm" svg:x2="16.3cm" svg:y2="8.6cm" draw:start-shape="id10" draw:end-shape="id11" svg:d="M14300 8600h2000" svg:viewBox="0 0 2001 1">
          <text:p/>
        </draw:connector>
        <draw:connector draw:style-name="gr3" draw:text-style-name="P4" draw:layer="layout" draw:type="line" svg:x1="19.1cm" svg:y1="8.6cm" svg:x2="21.7cm" svg:y2="7.85cm" draw:start-shape="id11" draw:end-shape="id6" svg:d="M19100 8600l2600-750" svg:viewBox="0 0 2601 751">
          <text:p/>
        </draw:connector>
        <draw:custom-shape draw:style-name="gr5" draw:text-style-name="P5" draw:layer="layout" svg:width="9.021cm" svg:height="2.345cm" svg:x="10.706cm" svg:y="7.412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ohlen </meta:initial-creator>
    <meta:creation-date>2025-03-20T12:15:32.19</meta:creation-date>
    <dc:date>2025-03-25T20:16:43.339000000</dc:date>
    <meta:editing-duration>PT5H1M58S</meta:editing-duration>
    <meta:editing-cycles>6</meta:editing-cycles>
    <meta:generator>LibreOffice/5.1.2.2$Windows_X86_64 LibreOffice_project/d3bf12ecb743fc0d20e0be0c58ca359301eb705f</meta:generator>
    <meta:document-statistic meta:object-count="22"/>
  </office:meta>
</office:document-meta>
</file>